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transparent">
        <style:background-image/>
      </style:paragraph-properties>
    </style:style>
    <style:style style:name="P2" style:family="paragraph" style:parent-style-name="Standard">
      <style:paragraph-properties fo:background-color="transparent">
        <style:background-image/>
      </style:paragraph-properties>
      <style:text-properties fo:font-style="normal" style:font-style-asian="normal" style:font-style-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Heading">
      <style:text-properties fo:font-style="normal" style:font-style-asian="normal" style:font-style-complex="normal"/>
    </style:style>
    <style:style style:name="P7" style:family="paragraph" style:parent-style-name="Standard" style:list-style-name="L1">
      <style:paragraph-properties fo:background-color="#c0c0c0">
        <style:background-image/>
      </style:paragraph-properties>
    </style:style>
    <style:style style:name="P8" style:family="paragraph" style:parent-style-name="Standard" style:list-style-name="L1">
      <style:paragraph-properties fo:background-color="transparent">
        <style:background-image/>
      </style:paragraph-properties>
    </style:style>
    <style:style style:name="P9" style:family="paragraph" style:parent-style-name="Heading">
      <style:text-properties fo:font-style="normal" style:font-style-asian="normal" style:font-style-complex="normal"/>
    </style:style>
    <style:style style:name="P10" style:family="paragraph" style:parent-style-name="Text_20_body" style:list-style-name="L1"/>
    <style:style style:name="P11" style:family="paragraph" style:parent-style-name="Text_20_body">
      <style:text-properties fo:font-style="normal" style:font-style-asian="normal" style:font-style-complex="normal"/>
    </style:style>
    <style:style style:name="P12" style:family="paragraph" style:parent-style-name="Text_20_body" style:list-style-name="L2">
      <style:text-properties fo:font-style="normal" style:font-style-asian="normal" style:font-style-complex="normal"/>
    </style:style>
    <style:style style:name="P13" style:family="paragraph" style:parent-style-name="Heading_20_3">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chnologies Overview</text:h>
      <text:p text:style-name="Text_20_body">Before beginning analysis and development of the project's application, the Orange team decided from the various technologies <text:s/>listed in the specifications given the necessity of each task that was needed to complete this project. During this project we relied solely on Open Source Technologies as intended by the specifications. These technologies are not abridged by copyleft licenses<text:note text:id="ftn1" text:note-class="footnote"><text:note-citation>1</text:note-citation><text:note-body><text:p text:style-name="Footnote">http://en.wikipedia.org/wiki/Copyleft_licensing</text:p></text:note-body></text:note> like the Gnu Public License, but some remain GPL-compatible.</text:p>
      <text:p text:style-name="Text_20_body">In the next sections the technologies used are separated by task context and <text:s/>specifications wise.</text:p>
      <text:p text:style-name="Text_20_body"/>
      <text:h text:style-name="Heading_20_3" text:outline-level="3">Programming languages</text:h>
      <text:p text:style-name="Heading">PHP</text:p>
      <text:p text:style-name="Text_20_body">This programming language is a standard language for quickly writing web applications. <text:s/>It is a dynamically typed, interpreted language with garbage collection and supports Object Oriented Programming, providing a syntax similar to older programming languages like C and Perl.</text:p>
      <text:p text:style-name="Text_20_body">The project is essentially be written in this programming language, given that is the most easy to setup and learn amongst academics.</text:p>
      <text:p text:style-name="Text_20_body"/>
      <text:p text:style-name="P3">Plonk</text:p>
      <text:p text:style-name="Text_20_body">For basic application workflow, the application uses the Plonk library - a subset of the Spoon library<text:note text:id="ftn2" text:note-class="footnote"><text:note-citation>2</text:note-citation><text:note-body><text:p text:style-name="Footnote">http://www.spoon-library.com/</text:p></text:note-body></text:note> - that automates functionalities like page routing, session handling and page templating.</text:p>
      <text:p text:style-name="Text_20_body"/>
      <text:p text:style-name="Heading">Python</text:p>
      <text:p text:style-name="Text_20_body">The Python programing language is an interpreted, dynamically typed programming language with garbage collection, used in the P7-MATCH package for it's use of the Natural Language Toolkit.</text:p>
      <text:p text:style-name="Text_20_body"/>
      <text:p text:style-name="P3">NLTK</text:p>
      <text:p text:style-name="P4">The Natural Language Toolkit is a suite of libraries designed for natural language processing, convenient for matching students' courses and equivalents between HEI's.</text:p>
      <text:p text:style-name="P4"/>
      <text:p text:style-name="P4"/>
      <text:p text:style-name="P4"/>
      <text:p text:style-name="Heading"><text:soft-page-break/>JavaScript</text:p>
      <text:p text:style-name="P4">Javascript is an interpreted, dynamic and weakly typed programming language mostly used in client side (Web Browser) scripting. It has some Object Oriented support with garbage collection. This project uses javascript to reduce server-side load by performing tasks like form validation, generating content, Ajax<text:note text:id="ftn3" text:note-class="footnote"><text:note-citation>3</text:note-citation><text:note-body><text:p text:style-name="Footnote">http://en.wikipedia.org/wiki/Ajax_(programming)</text:p></text:note-body></text:note> calls to the server, etc.</text:p>
      <text:p text:style-name="P4"/>
      <text:p text:style-name="P3">jQuery</text:p>
      <text:p text:style-name="P4">jQuery is a pluggable javascript library that speeds up client-side script development by implementing a Domain Specific Language capable of quickly processing XHTML DOM<text:note text:id="ftn4" text:note-class="footnote"><text:note-citation>4</text:note-citation><text:note-body><text:p text:style-name="Footnote">http://en.wikipedia.org/wiki/Document_Object_Model</text:p></text:note-body></text:note> elements for various aesthetic purposes. It also provides convenient functions prepared for Ajax communication or pre-programmed plugins like calendars, color picker windows, etc.</text:p>
      <text:h text:style-name="Heading_20_3" text:outline-level="3">Other Languages</text:h>
      <text:p text:style-name="Heading">XHTML</text:p>
      <text:p text:style-name="Text_20_body">This is a markup language used to design websites in similar fashion to regular HTML but with stricter rules, and similar functionalities to XML, for example, the use of namespaces.</text:p>
      <text:p text:style-name="Text_20_body">This project uses XHTML version 1.0 of it's Transitional guidelines. Given it's more strict nature a common Web Browser will waste less time processing web page content.</text:p>
      <text:p text:style-name="Text_20_body">Making a website that will be used by thousands of students brings the concern of usability and accessibility. The Erasmuslne project's Website will be developed under the guidelines of the Web Content Accessibility Guidelines 2.0<text:note text:id="ftn5" text:note-class="footnote"><text:note-citation>5</text:note-citation><text:note-body><text:p text:style-name="Footnote">http://www.w3.org/TR/WCAG20/</text:p></text:note-body></text:note> and strive for a minimum first level of acceptance.</text:p>
      <text:p text:style-name="Heading">CSS</text:p>
      <text:p text:style-name="Text_20_body">This stylesheet language changes the presentation aesthetic of websites in a non intrusive way, this way being able to switch style configuration rapidly without touching the markup language files.</text:p>
      <text:h text:style-name="Heading_20_3" text:outline-level="3">Databases</text:h>
      <text:p text:style-name="Heading">MySQL</text:p>
      <text:p text:style-name="Text_20_body">A relational database system designed for speed and rapidly building content-oriented websites. This technology serves as the persistent data layer in our application for various tasks such as the workflow of the Erasmus Process, the users and students management, to the Data Warehousing used in the P8-STATS package.</text:p>
      <text:p text:style-name="Text_20_body"/>
      <text:h text:style-name="Heading_20_3" text:outline-level="3"><text:soft-page-break/>Development Platforms</text:h>
      <text:p text:style-name="Heading">SourceForge</text:p>
      <text:p text:style-name="Text_20_body">SourceForge<text:note text:id="ftn6" text:note-class="footnote"><text:note-citation>6</text:note-citation><text:note-body><text:p text:style-name="Footnote">http://www.sourceforge.net/</text:p></text:note-body></text:note> is a project hosting website and development platform that provides infrastructures for the developers to quickly setup a project and use a varied number of features like source code management systems, mailing list systems, forums, project management applications, Wiki applications, etc.</text:p>
      <text:p text:style-name="Text_20_body"/>
      <text:h text:style-name="Heading_20_3" text:outline-level="3">Development Tools</text:h>
      <text:p text:style-name="Heading">Git</text:p>
      <text:p text:style-name="Text_20_body">Git is a distributed source code management system used to keep track and monitor source code versions, allowing the developer to determine release versions, track code errors and share application code between other developers distributed around the world.</text:p>
      <text:p text:style-name="Text_20_body">This system saves the code in containers called repositories. Each time a developer wishes to save a change made to the code, he commits file changes to the local repository. A record of differences is then saved in the repository along with a short description of the author. When the user is ready to share their code changes with the rest of the team, he pushes those changes to the central repository on the SourceForge site, so that other team members can pull those changes into their local repositories. </text:p>
      <text:p text:style-name="Text_20_body">Git was available to the project via SourceForge, which also provided an online interface<text:note text:id="ftn7" text:note-class="footnote"><text:note-citation>7</text:note-citation><text:note-body><text:p text:style-name="Footnote">http://mutworange.git.sourceforge.net/</text:p></text:note-body></text:note> to check out repository activity and provided a RSS<text:note text:id="ftn8" text:note-class="footnote"><text:note-citation>8</text:note-citation><text:note-body><text:p text:style-name="Footnote">http://en.wikipedia.org/wiki/Rss</text:p></text:note-body></text:note> feed so that users can be notified of recent changes to the code.</text:p>
      <text:p text:style-name="Text_20_body">During the development of this project the team used the Git repository to keep a record of the project planning, meetings reports, user manuals, the project presentation and this project report, along with the applications code.</text:p>
      <text:p text:style-name="Text_20_body">A usage example would consist of the following scenario (using a terminal console):</text:p>
      <text:list xml:id="list1786970523" text:style-name="L1">
        <text:list-item>
          <text:p text:style-name="P10">In a fresh installation, the developer would start by creating a copy of the SourceForge repository and subsequent directory structure and files, using the following command:</text:p>
          <text:p text:style-name="P7">git clone git://mutworange.git.sourceforge.net/gitroot/mutworange/mutworange</text:p>
          <text:p text:style-name="P8"/>
        </text:list-item>
        <text:list-item>
          <text:p text:style-name="P8">After making changes to the code, the developer would issue a commit:</text:p>
          <text:p text:style-name="P7">git commit -a -m “fixed a bug in the X package”</text:p>
          <text:p text:style-name="P8">Those changes would be saved locally.</text:p>
        </text:list-item>
        <text:list-item>
          <text:p text:style-name="P8">After making sure the code changes worked, the developer can share the changes with the team:</text:p>
          <text:p text:style-name="P7">git push origin master</text:p>
          <text:p text:style-name="P8">Those changes would be merged with the central repository</text:p>
        </text:list-item>
        <text:list-item>
          <text:p text:style-name="P8">When new code changed are pushed to the central repository, the user can fetch them using the command:</text:p>
          <text:p text:style-name="P7">git pull</text:p>
          <text:p text:style-name="P8">This fetches the latest changes to the code and merges them with your current local work.</text:p>
        </text:list-item>
      </text:list>
      <text:p text:style-name="P1"><text:soft-page-break/></text:p>
      <text:p text:style-name="Text_20_body">Git also provides code branching functionality, which consists in creating an alternate version or path in the application development. Branches are good for creating new features on pre-existing code, but these features cannot be merged yet with the “master” branch.</text:p>
      <text:p text:style-name="Text_20_body">Another feature offered by Git is code tagging, enabling to checkout various application versions of a branch in a certain context, for example a tag called <text:span text:style-name="T1">milestone-1 </text:span><text:span text:style-name="T2">or </text:span><text:span text:style-name="T1">release-1.2 </text:span><text:span text:style-name="T2">would correspond to a point were code development stopped and is ready to be deployed to the servers.</text:span></text:p>
      <text:p text:style-name="P2"/>
      <text:p text:style-name="P5">Source code management systems ensure that a team of developers keeps track of their work in an effective and efficient way.</text:p>
      <text:p text:style-name="P5"/>
      <text:p text:style-name="P6">Eclipse / NetBeans</text:p>
      <text:p text:style-name="P5">Integrated Development Environments like NetBeans and Eclipse provide an interface for code editing for various programming languages and has a set of plugins to integrate other features in the interface, such as integrated Git repository management without resorting to terminal commands.</text:p>
      <text:h text:style-name="P13" text:outline-level="3">Other Tools</text:h>
      <text:p text:style-name="P6">Total Validator</text:p>
      <text:p text:style-name="Text_20_body"><text:span text:style-name="T2">Total Validator</text:span><text:span text:style-name="T2"><text:note text:id="ftn9" text:note-class="footnote"><text:note-citation>9</text:note-citation><text:note-body><text:p text:style-name="Footnote">http://www.totalvalidator.com/</text:p></text:note-body></text:note></text:span><text:span text:style-name="T2"> is a cross-platform application designed to validate Web Sites against established W3C</text:span><text:span text:style-name="T2"><text:note text:id="ftn10" text:note-class="footnote"><text:note-citation>10</text:note-citation><text:note-body><text:p text:style-name="Footnote">http://en.wikipedia.org/wiki/W3c</text:p></text:note-body></text:note></text:span><text:span text:style-name="T2"> standards. This application not only validates code for XHTML but also validates Web Site accessibility guidelines, according to the WCAG 2.0 specifications. Has a bare minimum we validated the Erasmusline application against WCAG 2.0 level A, but the application also validates on levels AA and AAA where applied.</text:span></text:p>
      <text:p text:style-name="P5"/>
      <text:p text:style-name="P6">Delivery</text:p>
      <text:p text:style-name="P5">This application tries to make Javascript files smaller by removing comments, spaces and new lines to provide faster downloads by the Web Browsers.</text:p>
      <text:p text:style-name="P5"/>
      <text:p text:style-name="Heading">Google Docs</text:p>
      <text:p text:style-name="Text_20_body">During the course of this project some team members used Google Docs to write technical reports that would later serve to compile into this final report. Google Docs allowed the team members to create and edit text documents concurrently and in real time with no fear of corrupting the documents. Google Docs also supported versioning, which enabled us to see, for example, which team member edited which part of the document.</text:p>
      <text:h text:style-name="P13" text:outline-level="3"><text:soft-page-break/>Conventions</text:h>
      <text:p text:style-name="P5">For the sake of usability this projects web-site and database content will be using the UTF8 character set encoding. This was a major concern since some Erasmus partners use different alphabets – for example Greek and Turkish - and the team had to use a <text:s text:c="2"/>universal character set that accepted the various alphabets existent in the European Continent.</text:p>
      <text:p text:style-name="Text_20_body"><text:span text:style-name="T2">Other conventions were merely determined for development comprehension of the team. While editing code the team member would have to follow a series of guidelines to </text:span><text:span text:style-name="T2">ensure that everyone could understand his code when reading it. Some of these conventions were:</text:span></text:p>
      <text:list xml:id="list584810096" text:style-name="L2">
        <text:list-item>
          <text:p text:style-name="P12">using UpperCamelCase on object class names</text:p>
        </text:list-item>
        <text:list-item>
          <text:p text:style-name="P12">using lowerCamelCase on class methods</text:p>
        </text:list-item>
        <text:list-item>
          <text:p text:style-name="P12">documenting classes and methods using PHPDoc</text:p>
        </text:list-item>
        <text:list-item>
          <text:p text:style-name="P12">keep the code lines to a 80 character minimum, the excess code would be put in the following lines</text:p>
        </text:list-item>
        <text:list-item>
          <text:p text:style-name="P12">opening brackets in the first line of the code statement</text:p>
        </text:list-item>
      </text:list>
      <text:p text:style-name="P5">These conventions ensured the whole team understood each other and understood what was being developped.</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text-indent="0in" style:auto-text-indent="true" style:page-number="auto"/>
      <style:text-properties style:font-name="Arial1"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1-06-11T14:21:34</dc:date>
    <meta:generator>LibreOffice/3.4$Unix LibreOffice_project/340m1$Build-12</meta:generator>
    <meta:editing-duration>PT3H42M34S</meta:editing-duration>
    <meta:editing-cycles>64</meta:editing-cycles>
    <meta:document-statistic meta:table-count="0" meta:image-count="0" meta:object-count="0" meta:page-count="5" meta:paragraph-count="1" meta:word-count="1399" meta:character-count="9267" meta:non-whitespace-character-count="7960"/>
  </office:meta>
</office:document-meta>
</file>